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568b" officeooo:paragraph-rsid="0010568b" style:font-size-asian="15.75pt" style:font-size-complex="18pt"/>
    </style:style>
    <style:style style:name="P2" style:family="paragraph" style:parent-style-name="Standard" style:list-style-name="L1">
      <style:text-properties fo:font-size="18pt" officeooo:rsid="0010568b" officeooo:paragraph-rsid="0010568b" style:font-size-asian="15.75pt" style:font-size-complex="18pt"/>
    </style:style>
    <style:style style:name="P3" style:family="paragraph" style:parent-style-name="Standard" style:list-style-name="L1">
      <style:text-properties fo:font-size="18pt" fo:font-weight="normal" officeooo:rsid="0010568b" officeooo:paragraph-rsid="0010568b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0568b" officeooo:paragraph-rsid="0010568b" style:font-size-asian="15.75pt" style:font-weight-asian="normal" style:font-size-complex="18pt" style:font-weight-complex="normal"/>
    </style:style>
    <style:style style:name="P5" style:family="paragraph" style:parent-style-name="Standard" style:list-style-name="L2">
      <style:text-properties fo:font-size="18pt" fo:font-weight="normal" officeooo:rsid="0010568b" officeooo:paragraph-rsid="0010568b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:</text:p>
      <text:p text:style-name="P1"/>
      <text:p text:style-name="P1"/>
      <text:p text:style-name="P1">1. Create 'dac' user with password 'dac'.</text:p>
      <text:p text:style-name="P1"/>
      <text:list xml:id="list2796430183" text:style-name="L1">
        <text:list-item>
          <text:p text:style-name="P2">mysql -u root -pmanager</text:p>
        </text:list-item>
        <text:list-item>
          <text:p text:style-name="P3">SELECT USER();</text:p>
        </text:list-item>
        <text:list-item>
          <text:p text:style-name="P3">CREATE USER </text:p>
          <text:list>
            <text:list-item>
              <text:list>
                <text:list-header>
                  <text:p text:style-name="P3">‘user_name’@’localhost’</text:p>
                </text:list-header>
              </text:list>
            </text:list-item>
          </text:list>
        </text:list-item>
      </text:list>
      <text:p text:style-name="P4"><text:tab/><text:tab/>IDENTIFIED BY </text:p>
      <text:p text:style-name="P4"><text:tab/><text:tab/>‘dac’ <text:s text:c="34"/>//password</text:p>
      <text:list xml:id="list1131254299" text:style-name="L2">
        <text:list-item>
          <text:p text:style-name="P5">CREATE DATABASE spj;</text:p>
        </text:list-item>
        <text:list-item>
          <text:p text:style-name="P5">GRANR ALL ON spj.* TO ‘dac’@’localhost’;</text:p>
        </text:list-item>
        <text:list-item>
          <text:p text:style-name="P5">CREATE DATABASE classwork;</text:p>
        </text:list-item>
        <text:list-item>
          <text:p text:style-name="P5">GRANR ALL ON classwork.* TO ‘dac’@’localhost’;</text:p>
        </text:list-item>
        <text:list-item>
          <text:p text:style-name="P5">CREATE DATABASE hr;</text:p>
        </text:list-item>
        <text:list-item>
          <text:p text:style-name="P5">GRANR ALL ON hr.* TO ‘dac’@’localhost’;</text:p>
        </text:list-item>
        <text:list-item>
          <text:p text:style-name="P5">CREATE DATABASE sales;</text:p>
        </text:list-item>
        <text:list-item>
          <text:p text:style-name="P5">GRANR ALL ON sales.* TO ‘dac’@’localhost’;</text:p>
        </text:list-item>
        <text:list-item>
          <text:p text:style-name="P5">CREATE DATABASE northwind;</text:p>
        </text:list-item>
        <text:list-item>
          <text:p text:style-name="P5">GRANR ALL ON northwind.* TO ‘dac’@’localhost’;</text:p>
        </text:list-item>
        <text:list-item>
          <text:p text:style-name="P5">mysql -u dac -pdac</text:p>
        </text:list-item>
        <text:list-item>
          <text:p text:style-name="P5">SELECT USER();</text:p>
        </text:list-item>
        <text:list-item>
          <text:p text:style-name="P5">SHOW DATABASES;</text:p>
        </text:list-item>
        <text:list-item>
          <text:p text:style-name="P5">SOURCE (drag and drop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50:01.884012927</meta:creation-date>
    <dc:date>2020-02-20T15:59:24.914185553</dc:date>
    <meta:editing-duration>PT9M23S</meta:editing-duration>
    <meta:editing-cycles>1</meta:editing-cycles>
    <meta:document-statistic meta:table-count="0" meta:image-count="0" meta:object-count="0" meta:page-count="1" meta:paragraph-count="22" meta:word-count="98" meta:character-count="609" meta:non-whitespace-character-count="511"/>
    <meta:generator>LibreOffice/6.0.7.3$Linux_X86_64 LibreOffice_project/00m0$Build-3</meta:generator>
  </office:meta>
</office:document-meta>
</file>